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text-properties fo:font-variant="small-caps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 style:list-style-name="L1">
      <style:paragraph-properties fo:margin-left="0cm" fo:margin-right="0cm" fo:text-indent="-0.635cm" style:auto-text-indent="false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small-caps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20</text:span><text:span text:style-name="T1">Mars</text:span><text:span text:style-name="T2"> 2013 <text:s text:c="121"/>Mao</text:span> Liya</text:p>
      <text:p text:style-name="P4"><text:span text:style-name="T2">Caso</text:span> Anthony</text:p>
      <text:p text:style-name="P4"><text:span text:style-name="T2">2En C <text:s text:c="123"/>Saurel</text:span> Guilhem</text:p>
      <text:h text:style-name="P6" text:outline-level="1">TP 1 d’optoélectronique</text:h>
      <text:p text:style-name="P3"/>
      <text:h text:style-name="Heading_20_1" text:outline-level="1">Synthèse et mesure de deux coupleurs Branch-Line avec une fréquence centrale<draw:frame draw:style-name="fr1" draw:name="Objet1" text:anchor-type="as-char" svg:width="2.367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Heading_20_2" text:outline-level="2">Un coupleur Branch-Line de 3dB</text:h>
      <text:p text:style-name="Text_20_body"><draw:frame draw:style-name="fr1" draw:name="Objet2" text:anchor-type="as-char" svg:width="3.438cm" svg:height="1.124cm" draw:z-index="1"><draw:object xlink:href="./Object 2" xlink:type="simple" xlink:show="embed" xlink:actuate="onLoad"/><draw:image xlink:href="./ObjectReplacements/Object 2" xlink:type="simple" xlink:show="embed" xlink:actuate="onLoad"/></draw:frame>. De plus,<draw:frame draw:style-name="fr1" draw:name="Objet3" text:anchor-type="as-char" svg:width="8.17cm" svg:height="1.244cm" draw:z-index="2"><draw:object xlink:href="./Object 3" xlink:type="simple" xlink:show="embed" xlink:actuate="onLoad"/><draw:image xlink:href="./ObjectReplacements/Object 3" xlink:type="simple" xlink:show="embed" xlink:actuate="onLoad"/></draw:frame>. On prend donc<draw:frame draw:style-name="fr1" draw:name="Objet6" text:anchor-type="as-char" svg:width="1.771cm" svg:height="0.531cm" draw:z-index="3"><draw:object xlink:href="./Object 6" xlink:type="simple" xlink:show="embed" xlink:actuate="onLoad"/><draw:image xlink:href="./ObjectReplacements/Object 6" xlink:type="simple" xlink:show="embed" xlink:actuate="onLoad"/></draw:frame>et<draw:frame draw:style-name="fr1" draw:name="Objet7" text:anchor-type="as-char" svg:width="1.783cm" svg:height="0.531cm" draw:z-index="4"><draw:object xlink:href="./Object 7" xlink:type="simple" xlink:show="embed" xlink:actuate="onLoad"/><draw:image xlink:href="./ObjectReplacements/Object 7" xlink:type="simple" xlink:show="embed" xlink:actuate="onLoad"/></draw:frame>. </text:p>
      <text:h text:style-name="Heading_20_3" text:outline-level="3">Calcul des longueurs : </text:h>
      <text:p text:style-name="Text_20_body">Pour les 35 ohm :<draw:frame draw:style-name="fr1" draw:name="Objet10" text:anchor-type="as-char" svg:width="6.225cm" svg:height="1.122cm" draw:z-index="5"><draw:object xlink:href="./Object 10" xlink:type="simple" xlink:show="embed" xlink:actuate="onLoad"/><draw:image xlink:href="./ObjectReplacements/Object 10" xlink:type="simple" xlink:show="embed" xlink:actuate="onLoad"/></draw:frame>. Pour les 50 ohm, idem mais on enlève 3.8mm =&gt; 25mm.</text:p>
      <text:h text:style-name="Heading_20_3" text:outline-level="3">Mesures</text:h>
      <text:p text:style-name="Text_20_body">C : 4.7dB</text:p>
      <text:p text:style-name="Text_20_body">D : -17.7dB</text:p>
      <text:p text:style-name="Text_20_body">I : -13dB</text:p>
      <text:p text:style-name="Text_20_body">RL : -28.3dB</text:p>
      <text:h text:style-name="Heading_20_2" text:outline-level="2">Un coupleur Branch-Line de 6dB</text:h>
      <text:list xml:id="list28416335" text:style-name="L1">
        <text:list-item>
          <text:list>
            <text:list-header>
              <text:p text:style-name="P5"><draw:frame draw:style-name="fr1" draw:name="Objet4" text:anchor-type="as-char" svg:width="3.18cm" svg:height="1.124cm" draw:z-index="6"><draw:object xlink:href="./Object 4" xlink:type="simple" xlink:show="embed" xlink:actuate="onLoad"/><draw:image xlink:href="./ObjectReplacements/Object 4" xlink:type="simple" xlink:show="embed" xlink:actuate="onLoad"/></draw:frame>. De plus,<draw:frame draw:style-name="fr1" draw:name="Objet5" text:anchor-type="as-char" svg:width="8.708cm" svg:height="1.244cm" draw:z-index="7"><draw:object xlink:href="./Object 5" xlink:type="simple" xlink:show="embed" xlink:actuate="onLoad"/><draw:image xlink:href="./ObjectReplacements/Object 5" xlink:type="simple" xlink:show="embed" xlink:actuate="onLoad"/></draw:frame>. On prend donc<draw:frame draw:style-name="fr1" draw:name="Objet8" text:anchor-type="as-char" svg:width="1.782cm" svg:height="0.531cm" draw:z-index="8"><draw:object xlink:href="./Object 8" xlink:type="simple" xlink:show="embed" xlink:actuate="onLoad"/><draw:image xlink:href="./ObjectReplacements/Object 8" xlink:type="simple" xlink:show="embed" xlink:actuate="onLoad"/></draw:frame>et<draw:frame draw:style-name="fr1" draw:name="Objet9" text:anchor-type="as-char" svg:width="1.782cm" svg:height="0.531cm" draw:z-index="9"><draw:object xlink:href="./Object 9" xlink:type="simple" xlink:show="embed" xlink:actuate="onLoad"/><draw:image xlink:href="./ObjectReplacements/Object 9" xlink:type="simple" xlink:show="embed" xlink:actuate="onLoad"/></draw:frame>. </text:p>
              <text:p text:style-name="P2"/>
              <text:p text:style-name="P5">43 ohm =&gt; <text:s/>29mm, et 86 ohm =&gt; <text:s/>27mm.</text:p>
            </text:list-header>
          </text:list>
        </text:list-item>
      </text:list>
      <text:h text:style-name="Heading_20_3" text:outline-level="3">Mesures</text:h>
      <text:p text:style-name="Text_20_body">C : 2.2dB</text:p>
      <text:p text:style-name="Text_20_body">D : -16</text:p>
      <text:p text:style-name="Text_20_body">I : -14</text:p>
      <text:p text:style-name="Text_20_body">RL : -4</text:p>
      <text:h text:style-name="Heading_20_1" text:outline-level="1"><text:soft-page-break/>Mesure des fonctions "BL, 3dB, 2.0 GHz" et "W-B B-L, 3dB, 2.0 GHz"</text:h>
      <text:h text:style-name="Heading_20_2" text:outline-level="2">BL, 3dB, 2.0GHz</text:h>
      <text:p text:style-name="Text_20_body">11:-12</text:p>
      <text:p text:style-name="Text_20_body">21 :-2</text:p>
      <text:p text:style-name="Text_20_body">31 : 2</text:p>
      <text:h text:style-name="Heading_20_2" text:outline-level="2">W-B B-L, 3dB, 2.0 GHz</text:h>
      <text:p text:style-name="Text_20_body">11 :-17</text:p>
      <text:p text:style-name="Text_20_body">21 :2</text:p>
      <text:p text:style-name="Text_20_body">31 :2</text:p>
      <text:p text:style-name="Text_20_body"/>
      <text:p text:style-name="Text_20_body"/>
      <text:p text:style-name="Text_20_body"/>
      <text:p text:style-name="Text_20_body">Dernière partie : une sortie est constructive, l’autre destruct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variant="small-caps"/>
    </style:style>
    <style:style style:name="MT1" style:family="text">
      <style:text-properties fo:font-variant="normal" fo:text-transform="non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Mao − Caso – Saurel – TP1 <text:span text:style-name="MT1">d’optoélectronique <text:s text:c="78"/></text:span><text:span text:style-name="MT1"><text:page-number text:select-page="current">2</text:page-number></text:span><text:span text:style-name="MT1">/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6T08:46:11.33</meta:creation-date>
    <dc:date>2013-03-20T10:03:00.56</dc:date>
    <meta:editing-duration>PT8H20M37S</meta:editing-duration>
    <meta:editing-cycles>11</meta:editing-cycles>
    <meta:generator>LibreOffice/3.5$Windows_x86 LibreOffice_project/7122e39-92ed229-498d286-15e43b4-d70da21</meta:generator>
    <meta:print-date>2013-03-04T17:52:11.21</meta:print-date>
    <meta:document-statistic meta:table-count="0" meta:image-count="0" meta:object-count="10" meta:page-count="2" meta:paragraph-count="33" meta:word-count="159" meta:character-count="1066" meta:non-whitespace-character-count="610"/>
  </office:meta>
</office:document-meta>
</file>

<file path=Object 1/content.xml><?xml version="1.0" encoding="utf-8"?>
<math xmlns="http://www.w3.org/1998/Math/MathML">
  <semantics>
    <mrow>
      <mrow>
        <msub>
          <mi>f</mi>
          <mn>0</mn>
        </msub>
        <mo stretchy="false">=</mo>
        <mn>1.5</mn>
      </mrow>
      <mi mathvariant="italic">GHz</mi>
    </mrow>
    <annotation encoding="StarMath 5.0">f_0 = 1.5 GHz</annotation>
  </semantics>
</math>
</file>

<file path=Object 10/content.xml><?xml version="1.0" encoding="utf-8"?>
<math xmlns="http://www.w3.org/1998/Math/MathML">
  <semantics>
    <mrow>
      <mrow>
        <mrow>
          <mfrac>
            <mi>c</mi>
            <mrow>
              <mn>4</mn>
              <msub>
                <mi>f</mi>
                <mn>0</mn>
              </msub>
              <msqrt>
                <mrow>
                  <mo stretchy="false">ε</mo>
                </mrow>
              </msqrt>
            </mrow>
          </mfrac>
          <mo stretchy="false">=</mo>
          <mfrac>
            <mrow>
              <mrow>
                <mn>3</mn>
                <mo stretchy="false">⋅</mo>
                <msup>
                  <mn>10</mn>
                  <mn>8</mn>
                </msup>
              </mrow>
            </mrow>
            <mrow>
              <mrow>
                <mrow>
                  <mn>4</mn>
                  <mo stretchy="false">⋅</mo>
                  <mn>1.5</mn>
                </mrow>
                <mo stretchy="false">⋅</mo>
                <msup>
                  <mn>10</mn>
                  <mn>9</mn>
                </msup>
              </mrow>
              <msqrt>
                <mrow>
                  <mn>3.083</mn>
                </mrow>
              </msqrt>
            </mrow>
          </mfrac>
        </mrow>
        <mo stretchy="false">=</mo>
        <mn>28</mn>
      </mrow>
      <mi mathvariant="italic">mm</mi>
    </mrow>
    <annotation encoding="StarMath 5.0">c over { 4 f_0 sqrt{%varepsilon}} = {3 cdot 10^8} over { 4 cdot 1.5 cdot 10^9 sqrt{3.083}} = 28 mm</annotation>
  </semantics>
</math>
</file>

<file path=Object 2/content.xml><?xml version="1.0" encoding="utf-8"?>
<math xmlns="http://www.w3.org/1998/Math/MathML">
  <semantics>
    <mrow>
      <mrow>
        <mi>C</mi>
        <mo stretchy="false">=</mo>
        <mn>3dB</mn>
      </mrow>
      <mo stretchy="false">⇒</mo>
      <mrow>
        <mfrac>
          <msub>
            <mi>Z</mi>
            <mn>1</mn>
          </msub>
          <msub>
            <mi>Z</mi>
            <mn>2</mn>
          </msub>
        </mfrac>
        <mo stretchy="false">=</mo>
        <mfrac>
          <mn>1</mn>
          <msqrt>
            <mrow>
              <mn>2</mn>
            </mrow>
          </msqrt>
        </mfrac>
      </mrow>
    </mrow>
    <annotation encoding="StarMath 5.0">C = 3dB drarrow Z_1 over Z_2 = 1 over sqrt{2}</annotation>
  </semantics>
</math>
</file>

<file path=Object 3/content.xml><?xml version="1.0" encoding="utf-8"?>
<math xmlns="http://www.w3.org/1998/Math/MathML">
  <semantics>
    <mrow>
      <mrow>
        <mrow>
          <mfrac>
            <msubsup>
              <mi>Z</mi>
              <mn>0</mn>
              <mn>2</mn>
            </msubsup>
            <msubsup>
              <mi>Z</mi>
              <mn>1</mn>
              <mn>2</mn>
            </msubsup>
          </mfrac>
          <mo stretchy="false">−</mo>
          <mfrac>
            <msubsup>
              <mi>Z</mi>
              <mn>0</mn>
              <mn>2</mn>
            </msubsup>
            <msubsup>
              <mi>Z</mi>
              <mn>2</mn>
              <mn>2</mn>
            </msubsup>
          </mfrac>
        </mrow>
        <mo stretchy="false">=</mo>
        <mn>1</mn>
      </mrow>
      <mo stretchy="false">⇒</mo>
      <mrow>
        <mrow>
          <mfrac>
            <msubsup>
              <mi>Z</mi>
              <mn>0</mn>
              <mn>2</mn>
            </msubsup>
            <msubsup>
              <mi>Z</mi>
              <mn>1</mn>
              <mn>2</mn>
            </msubsup>
          </mfrac>
          <mo stretchy="false">−</mo>
          <mfrac>
            <msubsup>
              <mi>Z</mi>
              <mn>0</mn>
              <mn>2</mn>
            </msubsup>
            <mrow>
              <mn>2</mn>
              <msubsup>
                <mi>Z</mi>
                <mn>1</mn>
                <mn>2</mn>
              </msubsup>
            </mrow>
          </mfrac>
        </mrow>
        <mo stretchy="false">=</mo>
        <mn>1</mn>
      </mrow>
      <mo stretchy="false">⇒</mo>
      <mrow>
        <msubsup>
          <mi>Z</mi>
          <mn>1</mn>
          <mn>2</mn>
        </msubsup>
        <mo stretchy="false">=</mo>
        <mfrac>
          <msubsup>
            <mi>Z</mi>
            <mn>0</mn>
            <mn>2</mn>
          </msubsup>
          <mn>2</mn>
        </mfrac>
      </mrow>
      <mo stretchy="false">⇒</mo>
      <mrow>
        <msubsup>
          <mi>Z</mi>
          <mn>2</mn>
          <mn>2</mn>
        </msubsup>
        <mo stretchy="false">=</mo>
        <msubsup>
          <mi>Z</mi>
          <mn>0</mn>
          <mn>2</mn>
        </msubsup>
      </mrow>
    </mrow>
    <annotation encoding="StarMath 5.0">Z_0^2 over Z_1^2 - Z_0^2 over Z_2^2 = 1 drarrow Z_0^2 over Z_1^2 - Z_0^2 over {2 Z_1^2} = 1 drarrow Z_1^2 = Z_0^2 over 2 drarrow Z_2^2 = Z_0^2</annotation>
  </semantics>
</math>
</file>

<file path=Object 4/content.xml><?xml version="1.0" encoding="utf-8"?>
<math xmlns="http://www.w3.org/1998/Math/MathML">
  <semantics>
    <mrow>
      <mrow>
        <mi>C</mi>
        <mo stretchy="false">=</mo>
        <mn>6dB</mn>
      </mrow>
      <mo stretchy="false">⇒</mo>
      <mrow>
        <mfrac>
          <msub>
            <mi>Z</mi>
            <mn>1</mn>
          </msub>
          <msub>
            <mi>Z</mi>
            <mn>2</mn>
          </msub>
        </mfrac>
        <mo stretchy="false">=</mo>
        <mfrac>
          <mn>1</mn>
          <mn>2</mn>
        </mfrac>
      </mrow>
    </mrow>
    <annotation encoding="StarMath 5.0">C = 6dB drarrow Z_1 over Z_2 = 1 over 2</annotation>
  </semantics>
</math>
</file>

<file path=Object 5/content.xml><?xml version="1.0" encoding="utf-8"?>
<math xmlns="http://www.w3.org/1998/Math/MathML">
  <semantics>
    <mrow>
      <mrow>
        <mrow>
          <mfrac>
            <msubsup>
              <mi>Z</mi>
              <mn>0</mn>
              <mn>2</mn>
            </msubsup>
            <msubsup>
              <mi>Z</mi>
              <mn>1</mn>
              <mn>2</mn>
            </msubsup>
          </mfrac>
          <mo stretchy="false">−</mo>
          <mfrac>
            <msubsup>
              <mi>Z</mi>
              <mn>0</mn>
              <mn>2</mn>
            </msubsup>
            <msubsup>
              <mi>Z</mi>
              <mn>2</mn>
              <mn>2</mn>
            </msubsup>
          </mfrac>
        </mrow>
        <mo stretchy="false">=</mo>
        <mn>1</mn>
      </mrow>
      <mo stretchy="false">⇒</mo>
      <mn>4</mn>
      <mrow>
        <mrow>
          <mfrac>
            <msubsup>
              <mi>Z</mi>
              <mn>0</mn>
              <mn>2</mn>
            </msubsup>
            <msubsup>
              <mi>Z</mi>
              <mn>2</mn>
              <mn>2</mn>
            </msubsup>
          </mfrac>
          <mo stretchy="false">−</mo>
          <mfrac>
            <msubsup>
              <mi>Z</mi>
              <mn>0</mn>
              <mn>2</mn>
            </msubsup>
            <msubsup>
              <mi>Z</mi>
              <mn>2</mn>
              <mn>2</mn>
            </msubsup>
          </mfrac>
        </mrow>
        <mo stretchy="false">=</mo>
        <mn>1</mn>
      </mrow>
      <mo stretchy="false">⇒</mo>
      <mrow>
        <msubsup>
          <mi>Z</mi>
          <mn>2</mn>
          <mn>2</mn>
        </msubsup>
        <mo stretchy="false">=</mo>
        <mn>3</mn>
      </mrow>
      <msubsup>
        <mi>Z</mi>
        <mn>0</mn>
        <mn>2</mn>
      </msubsup>
      <mo stretchy="false">⇒</mo>
      <mrow>
        <msubsup>
          <mi>Z</mi>
          <mn>1</mn>
          <mn>2</mn>
        </msubsup>
        <mo stretchy="false">=</mo>
        <mfrac>
          <mn>3</mn>
          <mn>4</mn>
        </mfrac>
      </mrow>
      <msubsup>
        <mi>Z</mi>
        <mn>0</mn>
        <mn>2</mn>
      </msubsup>
    </mrow>
    <annotation encoding="StarMath 5.0">Z_0^2 over Z_1^2 - Z_0^2 over Z_2^2 = 1 drarrow 4 Z_0^2 over Z_2^2 - Z_0^2 over Z_2^2 =  1 drarrow Z_2^2 = 3 Z_0^2 drarrow Z_1^2 = 3 over 4 Z_0^2</annotation>
  </semantics>
</math>
</file>

<file path=Object 6/content.xml><?xml version="1.0" encoding="utf-8"?>
<math xmlns="http://www.w3.org/1998/Math/MathML">
  <semantics>
    <mrow>
      <mrow>
        <msub>
          <mi>Z</mi>
          <mn>1</mn>
        </msub>
        <mo stretchy="false">=</mo>
        <mn>35</mn>
      </mrow>
      <mo stretchy="false">Ω</mo>
    </mrow>
    <annotation encoding="StarMath 5.0">Z_1 = 35 %OMEGA </annotation>
  </semantics>
</math>
</file>

<file path=Object 7/content.xml><?xml version="1.0" encoding="utf-8"?>
<math xmlns="http://www.w3.org/1998/Math/MathML">
  <semantics>
    <mrow>
      <mrow>
        <msub>
          <mi>Z</mi>
          <mn>2</mn>
        </msub>
        <mo stretchy="false">=</mo>
        <mn>50</mn>
      </mrow>
      <mo stretchy="false">Ω</mo>
    </mrow>
    <annotation encoding="StarMath 5.0">Z_2 = 50 %OMEGA</annotation>
  </semantics>
</math>
</file>

<file path=Object 8/content.xml><?xml version="1.0" encoding="utf-8"?>
<math xmlns="http://www.w3.org/1998/Math/MathML">
  <semantics>
    <mrow>
      <mrow>
        <msub>
          <mi>Z</mi>
          <mn>1</mn>
        </msub>
        <mo stretchy="false">=</mo>
        <mn>43</mn>
      </mrow>
      <mo stretchy="false">Ω</mo>
    </mrow>
    <annotation encoding="StarMath 5.0">Z_1 = 43 %OMEGA</annotation>
  </semantics>
</math>
</file>

<file path=Object 9/content.xml><?xml version="1.0" encoding="utf-8"?>
<math xmlns="http://www.w3.org/1998/Math/MathML">
  <semantics>
    <mrow>
      <mrow>
        <msub>
          <mi>Z</mi>
          <mn>2</mn>
        </msub>
        <mo stretchy="false">=</mo>
        <mn>86</mn>
      </mrow>
      <mo stretchy="false">Ω</mo>
    </mrow>
    <annotation encoding="StarMath 5.0">Z_2 = 86 %OMEGA</annotation>
  </semantics>
</math>
</file>